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7583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1020" table:default-cell-style-name="ce2"/>
        <table:table-row table:style-name="ro2">
          <table:table-cell table:style-name="ce1" office:value-type="string" table:number-columns-spanned="4" table:number-rows-spanned="2">
            <text:p>Faultの種類(FaultをInjectしても「保証されなくても」ファイル転送できる場合がある)</text:p>
          </table:table-cell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フォルト</text:p>
          </table:table-cell>
          <table:table-cell office:value-type="string">
            <text:p>予想される結果(保証の可否)</text:p>
          </table:table-cell>
          <table:table-cell office:value-type="string">
            <text:p>保証可の場合のファイル転送確認(ファイルの正しさは考慮しない)</text:p>
          </table:table-cell>
          <table:table-cell office:value-type="string">
            <text:p>保証不可の場合のファイル転送確認(ファイルの正しさは考慮しない)</text:p>
          </table:table-cell>
          <table:table-cell office:value-type="string">
            <text:p>Rebuttalの発生(有無)</text:p>
          </table:table-cell>
          <table:table-cell office:value-type="string">
            <text:p>Rebuttalが発生したスクリプト</text:p>
          </table:table-cell>
          <table:table-cell office:value-type="string">
            <text:p>そのスクリプトのD-Case</text:p>
          </table:table-cell>
          <table:table-cell table:number-columns-repeated="1017"/>
        </table:table-row>
        <table:table-row table:style-name="ro4">
          <table:table-cell office:value-type="string">
            <text:p>Serverへのフォルト</text:p>
          </table:table-cell>
          <table:table-cell table:number-columns-repeated="1023"/>
        </table:table-row>
        <table:table-row table:style-name="ro4">
          <table:table-cell office:value-type="string">
            <text:p>物理層関係</text:p>
          </table:table-cell>
          <table:table-cell table:number-columns-repeated="1023"/>
        </table:table-row>
        <table:table-row table:style-name="ro4">
          <table:table-cell office:value-type="string">
            <text:p>DHCP関係</text:p>
          </table:table-cell>
          <table:table-cell table:number-columns-repeated="1023"/>
        </table:table-row>
        <table:table-row table:style-name="ro4">
          <table:table-cell office:value-type="string">
            <text:p>DNS関係</text:p>
          </table:table-cell>
          <table:table-cell table:number-columns-repeated="1023"/>
        </table:table-row>
        <table:table-row table:style-name="ro5">
          <table:table-cell office:value-type="string">
            <text:p>/etc/resolvのネームサーバの指定を間違える</text:p>
          </table:table-cell>
          <table:table-cell table:number-columns-repeated="1023"/>
        </table:table-row>
        <table:table-row table:style-name="ro4">
          <table:table-cell office:value-type="string">
            <text:p>ルーティング関係</text:p>
          </table:table-cell>
          <table:table-cell table:number-columns-repeated="1023"/>
        </table:table-row>
        <table:table-row table:style-name="ro5">
          <table:table-cell office:value-type="string">
            <text:p>テーブルからサーバへのルーティングを削除する</text:p>
          </table:table-cell>
          <table:table-cell table:number-columns-repeated="1023"/>
        </table:table-row>
        <table:table-row table:style-name="ro4">
          <table:table-cell office:value-type="string">
            <text:p>Firewall関係</text:p>
          </table:table-cell>
          <table:table-cell table:number-columns-repeated="1023"/>
        </table:table-row>
        <table:table-row table:style-name="ro3">
          <table:table-cell office:value-type="string">
            <text:p>サーバのfirewallをftpパケットを破棄にする(基本破棄ftpポート番号指定により許可するのを忘れた)</text:p>
          </table:table-cell>
          <table:table-cell table:number-columns-repeated="1023"/>
        </table:table-row>
        <table:table-row table:style-name="ro3">
          <table:table-cell office:value-type="string">
            <text:p>サーバのfirewallをftpパケット破棄にする(基本破棄&amp;許可するポート番号を間違える)</text:p>
          </table:table-cell>
          <table:table-cell table:number-columns-repeated="1023"/>
        </table:table-row>
        <table:table-row table:style-name="ro3">
          <table:table-cell office:value-type="string">
            <text:p>サーバのfirewallをftpパケット破棄にする(基本許可&amp;なぜか破棄するポート番号にftpが指定されていた)</text:p>
          </table:table-cell>
          <table:table-cell table:number-columns-repeated="1023"/>
        </table:table-row>
        <table:table-row table:style-name="ro7">
          <table:table-cell office:value-type="string">
            <text:p>サーバまでのパケットは届く設定をしたが、サーバから返ってくるパケットのルーティングの設定をしていなかった。</text:p>
          </table:table-cell>
          <table:table-cell table:number-columns-repeated="1023"/>
        </table:table-row>
        <table:table-row table:style-name="ro7">
          <table:table-cell office:value-type="string">
            <text:p>複数サーバが存在していて、固定IPアドレスを使っていたのでIPアドレスが衝突するようになっていた。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office:value-type="string">
            <text:p>Clientへのフォルト</text:p>
          </table:table-cell>
          <table:table-cell table:number-columns-repeated="1023"/>
        </table:table-row>
        <table:table-row table:style-name="ro3">
          <table:table-cell office:value-type="string">
            <text:p>Client(パケット通信を要求するマシン)達のIPアドレスが実は衝突していた。</text:p>
          </table:table-cell>
          <table:table-cell table:number-columns-repeated="1023"/>
        </table:table-row>
        <table:table-row table:style-name="ro3">
          <table:table-cell office:value-type="string">
            <text:p>HTTPは許可していたが、それ以外のプロトコルは許可していなかった(インターネット閲覧のみ)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</meta:initial-creator>
    <meta:creation-date>2013-02-08T08:15:35</meta:creation-date>
    <dc:date>2013-02-09T20:00:57</dc:date>
    <dc:creator>Joseph </dc:creator>
    <meta:editing-duration>PT5H25M7S</meta:editing-duration>
    <meta:editing-cycles>7</meta:editing-cycles>
    <meta:generator>LibreOffice/3.5$Linux_X86_64 LibreOffice_project/350m1$Build-2</meta:generator>
    <meta:document-statistic meta:table-count="3" meta:cell-count="24" meta:object-count="0"/>
  </office:meta>
</office:document-meta>
</file>